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1000001ABDF057DB4025FA5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75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19.589cm" svg:height="8.851cm" svg:x="1.004cm" svg:y="9.541cm">
          <draw:image xlink:href="Pictures/10000201000003B1000001ABDF057DB4025FA5D7.png" xlink:type="simple" xlink:show="embed" xlink:actuate="onLoad" loext:mime-type="image/png">
            <text:p/>
          </draw:image>
        </draw:frame>
        <draw:connector draw:style-name="gr2" draw:text-style-name="P1" draw:layer="layout" svg:x1="20.593cm" svg:y1="13.966cm" svg:x2="20.593cm" svg:y2="13.966cm" draw:start-shape="id1" draw:end-shape="id1" svg:d="M20593 13966z" svg:viewBox="0 0 1 1">
          <text:p/>
        </draw:connector>
        <draw:connector draw:style-name="gr3" draw:text-style-name="P2" draw:layer="layout" svg:x1="20.593cm" svg:y1="13.966cm" svg:x2="20.593cm" svg:y2="13.966cm" draw:start-shape="id1" draw:end-shape="id1" svg:d="M20593 13966z" svg:viewBox="0 0 1 1">
          <text:p/>
        </draw:connector>
        <draw:line draw:style-name="gr4" draw:text-style-name="P2" draw:layer="layout" svg:x1="3cm" svg:y1="17.27cm" svg:x2="19.9cm" svg:y2="17.3cm">
          <text:p/>
        </draw:line>
        <draw:line draw:style-name="gr5" draw:text-style-name="P2" draw:layer="layout" svg:x1="19.9cm" svg:y1="10.6cm" svg:x2="17.2cm" svg:y2="10.6cm">
          <text:p/>
        </draw:line>
        <draw:line draw:style-name="gr4" draw:text-style-name="P2" draw:layer="layout" svg:x1="19.9cm" svg:y1="10.6cm" svg:x2="19.89cm" svg:y2="17.3cm">
          <text:p/>
        </draw:line>
        <draw:frame draw:style-name="gr6" draw:text-style-name="P3" draw:layer="layout" svg:width="7cm" svg:height="1.1cm" svg:x="12.2cm" svg:y="15.8cm">
          <draw:text-box>
            <text:p>Ciclo de 6 ejecucion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3-23T13:23:39.872275493</meta:creation-date>
    <dc:date>2020-03-23T13:34:29.862983078</dc:date>
    <dc:creator>Jaime Gutierrez</dc:creator>
    <meta:editing-duration>PT19S</meta:editing-duration>
    <meta:editing-cycles>1</meta:editing-cycles>
    <meta:document-statistic meta:object-count="7"/>
    <meta:generator>LibreOffice/6.4.1.2$Linux_X86_64 LibreOffice_project/40$Build-2</meta:generator>
  </office:meta>
</office:document-meta>
</file>